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achlieli CLM1" svg:font-family="'Nachlieli CLM'"/>
    <style:font-face style:name="arial" svg:font-family="arial"/>
    <style:font-face style:name="David CLM1" svg:font-family="'David CLM'" style:font-pitch="variable"/>
    <style:font-face style:name="David CLM" svg:font-family="'David CL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David CLM" fo:font-size="12pt" fo:language="en" fo:country="US" fo:font-style="normal" fo:font-weight="normal" style:font-size-asian="12pt" style:font-weight-asian="bold" style:font-name-complex="David CLM" style:font-size-complex="12pt" style:font-style-complex="normal" style:font-weight-complex="normal"/>
    </style:style>
    <style:style style:name="P2" style:family="paragraph" style:parent-style-name="Standard">
      <style:paragraph-properties fo:text-align="end" style:justify-single-word="false" style:writing-mode="rl-tb"/>
      <style:text-properties style:font-name="David CLM" fo:font-size="12pt" fo:language="en" fo:country="US" fo:font-style="normal" fo:font-weight="normal" style:font-size-asian="12pt" style:font-weight-asian="bold" style:font-name-complex="David CLM1" style:font-size-complex="12pt" style:font-style-complex="normal" style:font-weight-complex="normal"/>
    </style:style>
    <style:style style:name="P3" style:family="paragraph" style:parent-style-name="Standard">
      <style:paragraph-properties fo:text-align="end" style:justify-single-word="false" style:writing-mode="rl-tb"/>
      <style:text-properties style:font-name="David CLM" fo:font-size="12pt" fo:language="en" fo:country="US" fo:font-style="normal" fo:font-weight="normal" style:font-size-asian="12pt" style:font-style-asian="normal" style:font-weight-asian="normal" style:font-name-complex="David CLM1" style:font-size-complex="12pt" style:font-style-complex="normal" style:font-weight-complex="normal"/>
    </style:style>
    <style:style style:name="P4" style:family="paragraph" style:parent-style-name="Text_20_body">
      <style:paragraph-properties fo:text-align="end" style:justify-single-word="false" style:writing-mode="rl-tb"/>
      <style:text-properties style:font-name="David CLM" fo:font-size="12pt" fo:language="en" fo:country="US" fo:font-style="normal" fo:font-weight="normal" style:font-size-asian="12pt" style:font-weight-asian="bold" style:font-name-complex="David CLM" style:font-size-complex="12pt" style:font-style-complex="normal" style:font-weight-complex="normal"/>
    </style:style>
    <style:style style:name="P5" style:family="paragraph" style:parent-style-name="Text_20_body">
      <style:paragraph-properties fo:text-align="end" style:justify-single-word="false" style:writing-mode="rl-tb">
        <style:tab-stops>
          <style:tab-stop style:position="4.976cm"/>
          <style:tab-stop style:position="7.655cm"/>
        </style:tab-stops>
      </style:paragraph-properties>
      <style:text-properties style:font-name="David CLM" fo:font-size="12pt" fo:language="en" fo:country="US" fo:font-style="normal" fo:font-weight="normal" style:font-size-asian="12pt" style:font-weight-asian="bold" style:font-name-complex="David CLM" style:font-size-complex="12pt" style:font-style-complex="normal" style:font-weight-complex="normal"/>
    </style:style>
    <style:style style:name="P6" style:family="paragraph" style:parent-style-name="Text_20_body">
      <style:paragraph-properties fo:text-align="center" style:justify-single-word="false" style:writing-mode="rl-tb"/>
      <style:text-properties style:font-name="David CLM" fo:font-size="16pt" fo:language="en" fo:country="US" fo:font-style="normal" fo:font-weight="normal" style:font-size-asian="14pt" style:font-weight-asian="bold" style:font-name-complex="David CLM" style:font-size-complex="16pt" style:font-style-complex="normal" style:font-weight-complex="normal"/>
    </style:style>
    <style:style style:name="P7" style:family="paragraph" style:parent-style-name="Text_20_body">
      <style:paragraph-properties fo:text-align="end" style:justify-single-word="false" style:writing-mode="rl-tb"/>
      <style:text-properties style:font-name-complex="David CLM"/>
    </style:style>
    <style:style style:name="P8" style:family="paragraph" style:parent-style-name="Brachot_20_HaShachar">
      <style:paragraph-properties fo:text-align="end" style:justify-single-word="false" style:writing-mode="rl-tb"/>
      <style:text-properties style:font-name="David CLM" fo:font-size="12pt" fo:language="en" fo:country="US" fo:font-style="normal" fo:font-weight="normal" style:font-size-asian="12pt" style:font-weight-asian="bold" style:font-name-complex="David CLM" style:font-size-complex="12pt" style:font-style-complex="normal" style:font-weight-complex="normal"/>
    </style:style>
    <style:style style:name="P9" style:family="paragraph" style:parent-style-name="Standard">
      <style:paragraph-properties fo:margin-left="0.503cm" fo:margin-right="0.208cm" fo:text-align="end" style:justify-single-word="false" fo:text-indent="-0.469cm" style:auto-text-indent="false" style:writing-mode="rl-tb">
        <style:tab-stops/>
      </style:paragraph-properties>
    </style:style>
    <style:style style:name="P10" style:family="paragraph" style:parent-style-name="Brachot_20_HaShachar">
      <style:paragraph-properties fo:margin-left="-0.016cm" fo:margin-right="0cm" fo:text-align="end" style:justify-single-word="false" fo:text-indent="0cm" style:auto-text-indent="false" style:writing-mode="rl-tb">
        <style:tab-stops/>
      </style:paragraph-properties>
      <style:text-properties style:font-name="David CLM" fo:font-size="12pt" fo:language="en" fo:country="US" fo:font-style="normal" fo:font-weight="normal" style:font-size-asian="12pt" style:font-weight-asian="bold" style:font-name-complex="David CLM1" style:font-size-complex="12pt" style:font-style-complex="normal" style:font-weight-complex="normal"/>
    </style:style>
    <style:style style:name="P11" style:family="paragraph" style:parent-style-name="Standard">
      <style:paragraph-properties fo:text-align="end" style:justify-single-word="false" style:writing-mode="rl-tb"/>
      <style:text-properties style:font-name="David CLM" fo:font-size="12pt" fo:language="en" fo:country="US" fo:font-style="normal" fo:font-weight="normal" style:font-size-asian="12pt" style:font-weight-asian="bold" style:font-name-complex="David CLM" style:font-size-complex="12pt" style:font-style-complex="normal" style:font-weight-complex="normal"/>
    </style:style>
    <style:style style:name="P12" style:family="paragraph" style:parent-style-name="Standard">
      <style:paragraph-properties fo:text-align="end" style:justify-single-word="false" style:writing-mode="rl-tb"/>
      <style:text-properties style:font-name="David CLM" fo:font-size="12pt" fo:language="en" fo:country="US" fo:font-style="normal" fo:font-weight="normal" style:font-size-asian="12pt" style:font-weight-asian="bold" style:font-name-complex="David CLM1" style:font-size-complex="12pt" style:font-style-complex="normal" style:font-weight-complex="normal"/>
    </style:style>
    <style:style style:name="P13" style:family="paragraph" style:parent-style-name="Standard">
      <style:paragraph-properties fo:text-align="end" style:justify-single-word="false" style:writing-mode="rl-tb"/>
      <style:text-properties fo:language="en" fo:country="US"/>
    </style:style>
    <style:style style:name="P14" style:family="paragraph" style:parent-style-name="Standard">
      <style:paragraph-properties fo:text-align="end" style:justify-single-word="false" style:writing-mode="rl-tb"/>
      <style:text-properties fo:language="en" fo:country="US" style:font-name-complex="David CLM1"/>
    </style:style>
    <style:style style:name="P15" style:family="paragraph" style:parent-style-name="Standard">
      <style:paragraph-properties fo:text-align="end" style:justify-single-word="false" style:writing-mode="rl-tb"/>
      <style:text-properties style:font-name-complex="David CLM1"/>
    </style:style>
    <style:style style:name="P16" style:family="paragraph" style:parent-style-name="Text_20_body">
      <style:paragraph-properties fo:text-align="end" style:justify-single-word="false" style:writing-mode="rl-tb"/>
      <style:text-properties style:font-name="David CLM" fo:font-size="12pt" fo:language="en" fo:country="US" fo:font-style="normal" fo:font-weight="normal" style:font-size-asian="12pt" style:font-weight-asian="bold" style:font-name-complex="David CLM1" style:font-size-complex="12pt" style:font-style-complex="normal" style:font-weight-complex="normal"/>
    </style:style>
    <style:style style:name="T1" style:family="text">
      <style:text-properties fo:color="#ff0000" fo:font-size="10pt" style:font-size-asian="10pt" style:font-name-complex="David CLM" style:font-size-complex="10pt" style:font-weight-complex="normal"/>
    </style:style>
    <style:style style:name="T2" style:family="text">
      <style:text-properties style:font-name="David CLM" fo:font-size="12pt" fo:language="en" fo:country="US" fo:font-style="normal" fo:font-weight="normal" style:font-size-asian="12pt" style:font-weight-asian="bold" style:font-name-complex="David CLM" style:font-size-complex="12pt" style:font-style-complex="normal" style:font-weight-complex="normal"/>
    </style:style>
    <style:style style:name="T3" style:family="text">
      <style:text-properties style:font-name="David CLM" fo:font-size="12pt" fo:language="en" fo:country="US" fo:font-style="normal" fo:font-weight="normal" style:font-size-asian="12pt" style:font-weight-asian="bold" style:font-name-complex="David CLM1" style:font-size-complex="12pt" style:font-style-complex="normal" style:font-weight-complex="normal"/>
    </style:style>
    <style:style style:name="T4" style:family="text">
      <style:text-properties style:font-name="David CLM" fo:font-size="12pt" fo:language="en" fo:country="US" fo:font-style="normal" fo:font-weight="normal" style:font-size-asian="12pt" style:font-weight-asian="bold" style:font-size-complex="12pt" style:font-style-complex="normal" style:font-weight-complex="normal"/>
    </style:style>
    <style:style style:name="T5" style:family="text">
      <style:text-properties style:font-name="David CLM" fo:font-size="10pt" fo:language="en" fo:country="US" fo:font-style="normal" fo:font-weight="normal" style:font-size-asian="10pt" style:font-weight-asian="bold" style:font-name-complex="David CLM" style:font-size-complex="10pt" style:font-style-complex="normal" style:font-weight-complex="normal"/>
    </style:style>
    <style:style style:name="T6" style:family="text">
      <style:text-properties style:font-name="David CLM" fo:font-size="13pt" fo:language="en" fo:country="US" fo:font-style="normal" fo:font-weight="bold" style:font-size-asian="13pt" style:font-weight-asian="bold" style:font-name-complex="David CLM" style:font-size-complex="13pt" style:font-style-complex="normal" style:font-weight-complex="bold"/>
    </style:style>
    <style:style style:name="T7" style:family="text">
      <style:text-properties style:font-name="David CLM" fo:font-size="10.5pt" fo:language="en" fo:country="US" fo:font-style="normal" fo:font-weight="normal" style:font-size-asian="10.5pt" style:font-weight-asian="bold" style:font-name-complex="David CLM" style:font-size-complex="10.5pt" style:font-style-complex="normal" style:font-weight-complex="normal"/>
    </style:style>
    <style:style style:name="T8" style:family="text">
      <style:text-properties fo:font-size="10pt" style:font-size-asian="10pt" style:font-name-complex="David CLM" style:font-size-complex="10pt" style:font-weight-complex="normal"/>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name-complex="David CLM" style:font-size-complex="12pt" style:font-weight-complex="normal"/>
    </style:style>
    <style:style style:name="T11" style:family="text">
      <style:text-properties style:font-name-complex="David CLM1"/>
    </style:style>
    <style:style style:name="T12" style:family="text">
      <style:text-properties fo:language="en" fo:country="US"/>
    </style:style>
    <style:style style:name="T13" style:family="text">
      <style:text-properties fo:language="en" fo:country="US" style:font-size-asian="12pt" style:font-name-complex="David CLM" style:font-size-complex="12pt" style:font-weight-complex="normal"/>
    </style:style>
    <style:style style:name="T14" style:family="text">
      <style:text-properties fo:font-style="normal" style:font-style-asian="normal" style:font-weight-asian="normal" style:font-name-complex="David CLM1" style:font-style-complex="normal"/>
    </style:style>
    <style:style style:name="T15" style:family="text">
      <style:text-properties style:font-size-asian="12pt" style:font-name-complex="David CLM" style:font-size-complex="12pt" style:font-weight-complex="normal"/>
    </style:style>
    <style:style style:name="T16" style:family="text">
      <style:text-properties style:font-size-asian="12pt" style:font-weight-asian="normal" style:font-name-complex="David CLM" style:font-size-complex="12pt" style:font-weight-complex="normal"/>
    </style:style>
    <style:style style:name="T17" style:family="text">
      <style:text-properties fo:font-size="20pt" style:font-size-asian="20pt" style:font-name-complex="David CLM" style:font-size-complex="20pt" style:font-weight-complex="normal"/>
    </style:style>
    <style:style style:name="T18" style:family="text">
      <style:text-properties style:font-name="arial"/>
    </style:style>
    <style:style style:name="T19" style:family="text">
      <style:text-properties style:font-style-asian="normal" style:font-weight-asian="normal"/>
    </style:style>
    <style:style style:name="T20" style:family="text">
      <style:text-properties style:font-style-asian="normal" style:font-weight-asian="normal" style:font-name-complex="David CLM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ברכת החמה <text:span text:style-name="T9">(ע״פ ספר "פתח הדביר”)</text:span></text:p>
      <text:p text:style-name="P4">וִיהִי, נֹעַם אֲדֹנָי אֱלֹהֵינוּ עָלֵינוּ, וּמַעֲשֵׂה יָדֵינוּ, כּוֹנְנָה עָלֵינוּ, וּמַעֲשֵׂה יָדֵינוּ כּוֹנְנֵהוּ׃</text:p>
      <text:p text:style-name="P4">וַיֹּאמֶר אֱלֹהִים, יְהִי מְאֹרֹת בִּרְקִיעַ הַשָּׁמַיִם, לְהַבְדִּיל, בֵּין הַיּוֹם וּבֵין הַלָּיְלָה; וְהָיוּ לְאֹתֹת וּלְמוֹעֲדִים, וּלְיָמִים וְשָׁנִים׃ וְהָיוּ לִמְאוֹרֹת בִּרְקִיעַ הַשָּׁמַיִם, לְהָאִיר עַל־הָאָרֶץ; וַיְהִי־כֵן׃ וַיַּעַשׂ אֱלֹהִים, אֶת־שְׁנֵי הַמְּאֹרֹת הַגְּדֹלִים, אֶת־הַמָּאוֹר הַגָּדֹל, לְמֶמְשֶׁלֶת הַיּוֹם, וְאֶת־הַמָּאוֹר הַקָּטֹן לְמֶמְשֶׁלֶת הַלַּיְלָה, וְאֵת הַכּוֹכָבִים׃ וַיִּתֵּן אֹתָם אֱלֹהִים, בִּרְקִיעַ הַשָּׁמָיִם, לְהָאִיר, עַל־הָאָרֶץ׃ וְלִמְשֹׁל, בַּיּוֹם וּבַלַּיְלָה, וּלְהַבְדִּיל, בֵּין הָאוֹר וּבֵין הַחֹשֶׁךְ; וַיַּרְא אֱלֹהִים, כִּי־טוֹב׃ וַיְהִי־עֶרֶב וַיְהִי־בֹקֶר, יוֹם רְבִיעִי׃</text:p>
      <text:p text:style-name="P7">כֹּה אָמַר יְהוָה, נֹתֵן שֶׁמֶשׁ לְאוֹר יוֹמָם, חֻקֹּת יָרֵחַ וְכוֹכָבִים, לְאוֹר לָיְלָה, רֹגַע הַיָּם וַיֶּהֱמוּ גַלָּיו, יְהוָה צְבָאוֹת שְׁמוֹ׃ אִם־יָמֻשׁוּ הַחֻקִּים הָאֵלֶּה, מִלְּפָנַי־נְאֻם־יְהוָה, גַּם זֶרַע יִשְׂרָאֵל יִשְׁבְּתוּ, מִהְיוֹת גּוֹי לְפָנַי־כָּל־הַיָּמִים׃ <text:span text:style-name="T11">כֹּה אָמַר יְהוָה, אִם־יִמַּדּוּ שָׁמַיִם מִלְמַעְלָה, וְיֵחָקְרוּ מוֹסְדֵי־אֶרֶץ, לְמָטָּה, גַּם־אֲנִי אֶמְאַס בְּכָל־זֶרַע יִשְׂרָאֵל, עַל־כָּל־אֲשֶׁר עָשׂוּ־נְאֻם־יְהוָה׃</text:span><text:bookmark text:name="37"/><text:span text:style-name="T11"> הִנֵּה יָמִים בָּאִים, נְאֻם־יְהוָה; וְנִבְנְתָה הָעִיר לַיהוָה, מִמִּגְדַּל חֲנַנְאֵל שַׁעַר הַפִּנָּה׃</text:span><text:bookmark text:name="38"/><text:span text:style-name="T11"> וְיָצָא עוֹד קָו הַמִּדָּה, נֶגְדּוֹ, עַל, גִּבְעַת גָּרֵב; וְנָסַב, גֹּעָתָה</text:span><text:bookmark text:name="39"/><text:span text:style-name="T11">׃ וְכָל-הָעֵמֶק הַפְּגָרִים וְהַדֶּשֶׁן וְכָל־הַשְּׁדֵמוֹת עַד־נַחַל קִדְרוֹן עַד־פִּנַּת שַׁעַר הַסּוּסִים, מִזְרָחָה־קֹדֶשׁ, לַיהוָה, לֹא־יִנָּתֵשׁ וְלֹא־יֵהָרֵס עוֹד, לְעוֹלָם׃</text:span></text:p>
      <text:p text:style-name="P5">הוֹדוּ לַיהוָה כִּי־טוֹב,<text:tab/>כִּי לְעוֹלָם חַסְדּוֹ׃<text:line-break/>הוֹדוּ, לֵאלֹהֵי הָאֱלֹהִים,<text:tab/>כִּי לְעוֹלָם חַסְדּוֹ׃<text:line-break/>הוֹדוּ, לַאֲדֹנֵי הָאֲדֹנִים,<text:tab/>כִּי לְעוֹלָם חַסְדּוֹ׃<text:line-break/>לְעֹשֵׂה נִפְלָאוֹת גְּדֹלוֹת לְבַדּוֹ,<text:tab/>כִּי לְעוֹלָם חַסְדּוֹ׃<text:line-break/>לְעֹשֵׂה הַשָּׁמַיִם, בִּתְבוּנָה,<text:tab/>כִּי לְעוֹלָם חַסְדּוֹ׃<text:line-break/>לְרֹקַע הָאָרֶץ, עַל־הַמָּיִם,<text:tab/>כִּי לְעוֹלָם חַסְדּוֹ׃<text:line-break/>לְעֹשֵׂה, אוֹרִים גְּדֹלִים,<text:tab/>כִּי לְעוֹלָם חַסְדּוֹ׃<text:line-break/>אֶת־הַשֶּׁמֶשׁ, לְמֶמְשֶׁלֶת בַּיּוֹם,<text:tab/>כִּי לְעוֹלָם חַסְדּוֹ׃<text:line-break/>אֶת־הַיָּרֵחַ וְכוֹכָבִים, לְמֶמְשְׁלוֹת בַּלָּיְלָה,<text:line-break/><text:tab/>כִּי לְעוֹלָם חַסְדּוֹ׃</text:p>
      <text:p text:style-name="P5"/>
      <text:p text:style-name="P15">לְשֵׁם יִחוּד קֻדְשָׁא בְּרִיךְ־הוּא וּשְׁכִינְתֵּהּ (יאהדונהי) בִּדְחִילוּ וּרְחִימוּ (יאההויהה) וּרְחִימוּ וּדְחִילוּ (איההיוהה) לְיַחֲדָא שֵׁם <text:s/>יוֹ״ד והֵ״א בְּוָ״או והֵ״א בְּיִחוּדָא שְׁלִים (יהוה) <text:s/>בְּשֵׁם כָּל־יִשְׂרָאֵל, הִנֵּה אֲנַחְנוּ בָאִים לְבָרֵך עַל רְאִיַּת הַחַמַּה בִּתְקוּפָתָהּ כְּמוֹ שְׁתִּקְּנוּ לָנוּ חֲכָמֵינוּ זִכְרוֹנָם לִבְרָכָה וּלְתַקֵּן אֶת־שָׁרְשָׁהּ בְּמָקוֹם עֶלְיוֹן. וְאֲנַחְנוּ מְכַוְּנִים לְפָאֵר שִׁמְךָ מַלְכֵּנוּ, שֶׁאַתָּה הוּא רִבּוֹן כָּל־הַמַּעֲשִׂים אֲדוֹן כָּל־הָעוֹלָמִים עֶלְיוּנִים וְתַחְתּוֹנִים וּצְבָע הַשָּׁמַיִם לְךָ מִשְׁתַּחֲבִים, נוֹטֶה שָׁמַיִם וְיֹסֵד אָרֶץ, אֲשֶׁר הֲכִינוֹתָ וּפָעַלְתָּ זָהֳרֵי חַמָּה. וְאֲנַחְנוּ מְקַבְּלִים אָלֵינוּ וְעַל־זַרְעֵנוּ וְעַל־זֶרַע זַרְעֵנוּ עַד־סוֹף כָּל־הַדּוֹרוֹת אֲדָנוּתְךָ וֶאֶלֹהוּתְךָ יִתְבָּרַךְ שִׁמֶךָ, וְאָהֲבָתְךָ וְיִרְאָתְךָ וְיִחוּדָתְךָ לַעֲשׂות רְצוֹנְךָ כִּרְצוֹנֶךָ, וּלְעָבְדְךָ בֶּאֱמֶת בְּלֵבָב שָלֵם.</text:p>
      <text:p text:style-name="P15"><text:span text:style-name="T12">וְתַעֲלֶה לְפָנֶיךָ בְּרָכָה זוֹ כְּאִילּוּ כִּוַּנְנְוּ בְּכָל־הַכַּוָּנוֹת הָרְאוּיוֹת לְכַוֵּן,</text:span><text:bookmark text:name="4"/><text:span text:style-name="T12"> </text:span>וְיַחֵד לְבָבֵנוּ לְאַהֲבָה וּלְיִרְאָה אֶת שְׁמֶךָ, <text:span text:style-name="T12">לֵב טָהֹור בְּרָא לָנוּ אֱלֹהֵינוּ וְרוּחַ נָכֹון חַדֵּשׁ בְּקִרְבֵּנוּ. וְשָׁמְרֵנוּ וְהַצִּילֵנוּ מִכָּל־פְגָעִים וּמִקְרִים רָעִים הַמִּתְחַדְּשִׁים לָבוֹא בְּמַחֲזוֹר זֶה בְּכָל־יוֹם וָיוֹם וּבְּכָל־שָׁעָה וְשָׁעָה וּבְּכָל־רֶגַע וָרֶגַע. וּבְצֵל כְּנָפֶיךָ תַּסְתִּירֵנוּ, כְּנֶשֶׁר יָעִיר קִנּוֹ עַל גּוֹזָלָיו יְרַחֵף, וּשְׁמוֹר צֵאתֵנוּ וּבוֹאֵנוּ מֵעַתָּה וְעַד עוֹלָם. וְגַם עַד זִקְנָה וְשֵׂבָה אֱלֹהִים אַל תַּאַזְבֵנוּ, עַד אַגִּיד זְרוֹעֲךָ לְדוֹר לְכָל־יָבוֹא גְּבוּרָתֶךָ.</text:span></text:p>
      <text:p text:style-name="P15"><text:span text:style-name="T4">וְעֹורְרָה אֶת־גְּבוּרָתֶךָ לְהַעֲבִיר גִּלּוּלִים מִן הָאָרֶץ, וְהָאֱלִילִים כָּרוֹת יִכָּרֵתוּן, לְתַקֵּן עוֹלָם בְּמַלְכוּת שַׁדַּי, יֵבֹשׁוּ כָּל־עֹבְדֵי פֶסֶל הַמִּתְהַלְלִים בָּאֱלִילִים וְהֵמָּה מִשְׁתַּחֲוִים קֵדְמָה לַשֶּׁמֶשׁ יֹאבֵדוּ כָּל־אוֹיבֶיךָ יהוה, וְאוֹהֲבָיו כְּצֵאת הַשֶּׁמֶשׁ בִּגְבוּרָתוֹ. וְקַיֵּם לָנוּ יהוה אֱלֹהֵינוּ מִקְרָא שֶׁכָּתוּב׃ כִּי-אָז אֶהְפֹּךְ אֶל-עַמִּים, שָׂפָה בְרוּרָה, לִקְרֹא כֻלָּם בְּשֵׁם יְהוָה, לְעָבְדוֹ שְׁכֶם אֶחָד׃ וְהָיָה יהוה לְמֶלֶךְ עַל כָּל הָאָרֶץ בַּיּוֹם הַהוּא יִהְיֶה יהוה אֶחָד וּשְׁמוֹ אֶחָד׃לְךָ יוֹם, אַף־לְךָ לָיְלָה, אַתָּה הֲכִינוֹתָ, מָאוֹר וָשָׁמֶשׁ׃ כִּי שֶׁמֶשׁ וּמָגֵן יְהוָה אֱלֹהִים חֵן וְכָבוֹד יִתֵּן יְהוָה לֹא יִמְנַע טוֹב לַהֹלְכִים בְּתָמִים׃</text:span></text:p>
      <text:p text:style-name="P1"/>
      <text:p text:style-name="P9"><text:span text:style-name="T6">יִ</text:span><text:span text:style-name="T7">ירָאוּךָ עִם שָׁמֶשׁ וְלִפְנֵי יָרֵחַ דּוֹר דּוֹרִים׃</text:span></text:p>
      <text:p text:style-name="P9"><text:span text:style-name="T6">ה</text:span><text:span text:style-name="T7">וֹדִינוּ לְּךָ, אֱלֹהִים הוֹדִינוּ, וְקָרוֹב שְׁמֶךָ; סִפְּרוּ, נִפְלְאוֹתֶיךָ׃</text:span></text:p>
      <text:p text:style-name="P9"><text:span text:style-name="T6">וְ</text:span><text:span text:style-name="T7">זָרְחָה לָכֶם יִרְאֵי שְׁמִי, שֶׁמֶשׁ צְדָקָה, וּמַרְפֵּא, בִּכְנָפֶיהָ; וִיצָאתֶם וּפִשְׁתֶּם, כְּעֶגְלֵי מַרְבֵּק׃</text:span></text:p>
      <text:p text:style-name="P9"><text:span text:style-name="T6">הִ</text:span><text:span text:style-name="T7">גִּידוּ הַשָּׁמַיִם צִדְקוֹ; וְרָאוּ כָל-הָעַמִּים כְּבוֹדוֹ׃</text:span></text:p>
      <text:p text:style-name="P2"/>
      <text:p text:style-name="P4">הַלְלוּיָהּ,הַלְלוּ אֶת־יְהוָה, מִן־הַשָּׁמַיִם; <text:s/>הַלְלוּהוּ, בַּמְּרוֹמִים׃ הַלְלוּהוּ כָל־מַלְאָכָיו; <text:s/>הַלְלוּהוּ, כָּל־צְבָאָו׃ הַלְלוּהוּ, שֶׁמֶשׁ וְיָרֵחַ; <text:s/>הַלְלוּהוּ, כָּל־כּוֹכְבֵי אוֹר׃ הַלְלוּהוּ, שְׁמֵי הַשָּׁמָיִם; <text:s/>וְהַמַּיִם, אֲשֶׁר מֵעַל הַשָּׁמָיִם׃ יְהַלְלוּ, אֶת־שֵׁם יְהוָה, <text:s/>כִּי הוּא צִוָּה וְנִבְרָאוּ׃ וַיַּעֲמִידֵם לָעַד לְעוֹלָם; <text:s/>חָק־נָתַן, וְלֹא יַעֲבוֹר׃</text:p>
      <text:p text:style-name="P1"/>
      <text:p text:style-name="P10"><text:span text:style-name="Default_20_Hebrew"><text:span text:style-name="T17">בָּרוּךְ אַתָּה יהוה, אֱלֹהֵינוּ מֶלֶךְ הָעולָם, עוֹשֶׂה מַעֲשֵׂה בְרֵאשִׁית׃</text:span></text:span></text:p>
      <text:p text:style-name="P8"><text:span text:style-name="Default_20_Hebrew"><text:span text:style-name="T2"/></text:span></text:p>
      <text:p text:style-name="P4">לַמְנַצֵּחַ, מִזְמוֹר לְדָוִד׃ הַשָּׁמַיִם, מְסַפְּרִים כְּבוֹד־אֵל; <text:s/>וּמַעֲשֵׂה יָדָיו, מַגִּיד הָרָקִיעַ׃ יוֹם לְיוֹם, יַבִּיעַ אֹמֶר; <text:s/>וְלַיְלָה לְּלַיְלָה, יְחַוֶּה־דָּעַת׃ אֵין־אֹמֶר, וְאֵין דְּבָרִים, <text:s/>בְּלִי, נִשְׁמָע קוֹלָם׃ בְּכָל־הָאָרֶץ, יָצָא קַוָּם, <text:s/>וּבִקְצֵה תֵבֵל, מִלֵּיהֶם; לַשֶּׁמֶשׁ, <text:s/>שָׂם־אֹהֶל בָּהֶם׃ וְהוּא־כְּחָתָן, יֹצֵא מֵחֻפָּתוֹ; <text:s/>יָשִׂישׂ כְּגִבּוֹר, לָרוּץ אֹרַח׃ מִקְצֵה הַשָּׁמַיִם, מוֹצָאוֹ־וּתְקוּפָתוֹ עַל־קְצוֹתָם; <text:s/>וְאֵין נִסְתָּר, מֵחַמָּתוֹ׃ תּוֹרַת יְהוָה תְּמִימָה, מְשִׁיבַת נָפֶשׁ; <text:s/>עֵדוּת יְהוָה נֶאֱמָנָה, מַחְכִּימַת פֶּתִי׃ פִּקּוּדֵי יְהוָה יְשָׁרִים, מְשַׂמְּחֵי־לֵב; <text:s/>מִצְוַת יְהוָה בָּרָה, מְאִירַת עֵינָיִם׃ יִרְאַת יְהוָה, טְהוֹרָה־עוֹמֶדֶת לָעַד; <text:s/><text:soft-page-break/>מִשְׁפְּטֵי־יְהוָה אֱמֶת; צָדְקוּ יַחְדָּו׃<text:bookmark text:name="11"/> הַנֶּחֱמָדִים־מִזָּהָב, וּמִפַּז רָב; <text:s/>וּמְתוּקִים מִדְּבַשׁ, וְנֹפֶת צוּפִים׃<text:bookmark text:name="12"/> גַּם־עַבְדְּךָ, נִזְהָר בָּהֶם; <text:s/>בְּשָׁמְרָם, עֵקֶב רָב׃<text:bookmark text:name="13"/> שְׁגִיאוֹת מִי־יָבִין; <text:s/>מִנִּסְתָּרוֹת נַקֵּנִי׃<text:bookmark text:name="14"/> גַּם מִזֵּדִים, חֲשֹׂךְ עַבְדֶּךָ־ <text:s/>אַל־יִמְשְׁלוּ־בִי אָז אֵיתָם; וְנִקֵּיתִי, <text:s/>מִפֶּשַׁע רָב׃<text:bookmark text:name="15"/> יִהְיוּ לְרָצוֹן אִמְרֵי־פִי, וְהֶגְיוֹן לִבִּי <text:s/>לְפָנֶיךָ, יְהוָה, <text:s/>צוּרִי וְגֹאֲלִי׃</text:p>
      <text:p text:style-name="P1">שִׁיר, לַמַּעֲלוֹת אֶשָּׂא עֵינַי, אֶל-הֶהָרִים, מֵאַיִן יָבֹא עֶזְרִי׃ עֶזְרִי מֵעִם יְהוָה, עֹשֵׂה שָׁמַיִם וָאָרֶץ׃ אַל-יִתֵּן לַמּוֹט רַגְלֶךָ; אַל-יָנוּם שֹׁמְרֶךָ׃ הִנֵּה לֹא-יָנוּם וְלֹא יִישָׁן, שׁוֹמֵר יִשְׂרָאֵל׃ יְהוָה שֹׁמְרֶךָ; יְהוָה צִלְּךָ עַל-יַד יְמִינֶךָ׃ יוֹמָם הַשֶּׁמֶשׁ לֹא-יַכֶּכָּה; וְיָרֵחַ בַּלָּיְלָה׃ יְהוָה יִשְׁמָרְךָ מִכָּל-רָע, יִשְׁמֹר אֶת-נַפְשֶׁךָ׃ יְהוָה יִשְׁמָר-צֵאתְךָ וּבוֹאֶךָ, מֵעַתָּה וְעַד-עוֹלָם׃</text:p>
      <text:p text:style-name="P1"/>
      <text:p text:style-name="P15">תָּנוּ רַבָּנָן הָרוֹאֶה חַמָּה בִּתְקוּפָתָהּ אוֹמֶר׃ ״בָּרוּך עוֹשֶׂה מַעֲשֵׁה בְּרֵאשִׁית״. וְאֵימַת הֲוֵי? אָמַר אַבַּיֵּי׃ כָּל־עֶשְׂרִים וּשְׁמוֹנֶה שְׁנִין וַהֲדַר מַחֲזוֹר וְנָפְלָה תְּקוּפַת נִיסָן בְּשַׁבְּתַאי בְּאוֹרְתָּא דִּתְלָת נַגְהַי אַרְבַּע. </text:p>
      <text:p text:style-name="P14"/>
      <text:p text:style-name="P2"><text:span text:style-name="T19">שמש אומר: שֶׁמֶשׁ יָרֵחַ עָמַד זְבֻלָה לְאוֹר חִצֶּיךָ יְהַלֵּכוּ לְנֹגַהּ בְּרַק חֲנִיתֶךָ׃ קוּמִי אוֹרִי כִּי בָא אוֹרֵךְ וּכְבוֹד יְהוָה עָלַיִךְ זָרָח׃</text:span></text:p>
      <text:p text:style-name="P16"/>
      <text:p text:style-name="P1"><text:span text:style-name="Default_20_Hebrew"><text:span text:style-name="T1">אֵל אָדוֹן עַל־כָּל־הַמַּעֲשִׂים.</text:span></text:span><text:span text:style-name="Default_20_Hebrew"><text:span text:style-name="T8"> בָּרוּךְ וּמְבוֹרָךְ בְּפִי כָל־הַנְּשָׁמָה׃ <text:line-break/>גָּדְלוֹ וְטוּבוֹ מָלֵא עוֹלָם. דַּעַת וּתְבוּנָה סוֹבְבִים הוֹדוֹ׃ <text:line-break/>הַמִּתְגָּאֶה עַל חַיּוֹת הַקֹּדֶשׁ. וְנֶהְדָּר בְּכָבוֹד עַל הַמֶּרְכָּבָה׃ <text:line-break/>זְכוּת וּמִישׁוֹר לִפְנֵי כִסְאוֹ. חֶסֶד וְרַחֲמִים מָלֵא כְבוֹדוֹ׃ <text:line-break/>טוֹבִים מְאוֹרוֹת שֶׁבְּרָאָם אֱלהֵינוּ. יְצָרָם בְּדַעַת בְּבִינָה וּבְהַשְׂכֵּל׃ <text:line-break/>כֹּחַ וּגְבוּרָה נָתַן בָּהֶם. לִהְיוֹת מוֹשְׁלִים בְּקֶרֶב תֵּבֵל׃ <text:line-break/>מְלֵאִים זִיו וּמְפִיקִים נוֹגַהּ. נָאֶה זִיוָם בְּכָל־הָעולָם׃ <text:line-break/>שְׂמֵחִים בְּצֵאתָם שָׂשִׂים בְּבוֹאָם. עוֹשִׂים בְּאֵימָה רְצוֹן קוֹנֵיהֶם׃ <text:line-break/>פְּאֵר וְכָבוֹד נוֹתְנִים לִשְׁמוֹ. צָהֳלָה וְרִנָּה לְזֵכֶר מַלְכוּתוֹ׃ <text:line-break/>קָרָא לַשֶּׁמֶשׁ וַיִּזְרַח אוֹר. רָאָה וְהִתְקִין צוּרַת הַלְּבָנָה׃ <text:line-break/>שֶׁבַח נוֹתְנִים לוֹ כָּל־צְבָא מָרוֹם.<text:line-break/>תִּפְאֶרֶת וּגְדוּלָה שְׂרָפִים וְחַיּוֹת וְאוֹפַנֵּי הַקֹּדֶשׁ׃ </text:span></text:span></text:p>
      <text:p text:style-name="P1"><text:span text:style-name="Default_20_Hebrew"><text:span text:style-name="T8"/></text:span></text:p>
      <text:p text:style-name="P1"><text:bookmark text:name="3"/><text:span text:style-name="Default_20_Hebrew"><text:span text:style-name="T16">שִׁמְךָ יהוה אֱלהֵינוּ יִתְקַדָּשׁ. וְזִכְרְךָ יִתְפָּאַר מַלְכֵּנוּ בַּשָּׁמַיִם מִמַּעַל וְעַל הָאָרֶץ מִתָּחַת. עַל כָּל־שֶׁבַח מַעֲשֵׂה יָדֶיךָ. וְעַל מְאוֹרֵי אוֹר שֶׁיָּצַרְתָּ הֵמָּה יְפָאֲרוּךָ סֶּלָה:</text:span></text:span></text:p>
      <text:p text:style-name="P1"><text:span text:style-name="Default_20_Hebrew"><text:span text:style-name="T10"/></text:span></text:p>
      <text:p text:style-name="P13"><text:span text:style-name="Default_20_Hebrew"><text:span text:style-name="T13">מוֹדִים אֲנַחְנוּ לְּךָ וּמְהַלְלִים לְשֵׁם תִּפְאַרְתֶּךָ בְּרָכוֹת וְהוֹדָאוֹת לִשְׁמֶךָ הַגָּדוֹל וְהַקָּדושׁ עַל שֶׁהֶחֱיִיתָנוּ וְקיַּמְתָּנוּ וְהִגַּעְתָּנוּ עַד הַיּוֹם הַזֶּה לְבָרֵך בִּרְכַּת הוֹדָאָה זוֹ לְפָנֶיךָ. וַיְהִי רְצוֹן מִלְּפָנֶיךָ יְהוָה אֱלֹהֵינו וֵאלֹהֵי אֲבוֹתֵינוּ שֶׁכְּשֵׁם שֶׁזִיכִּיתָנוּ לְבָרֵך בִּרְכַּת הַחַמָּה בְּיוֹם הַזֶּה, כֵן הָאֵל הַחַי הַטּוֹב וְהַמֵּטִיב לְכָל־בְּרוּאָיו, כֵן תְּחַיֵּנוּ וּתְקַיְּמֵנוּ וּתְחָנֵּנוּ וּתְזַכֵּנוּ לְבָרֵך בְּרָכָה זוֹ לִתְקוּפוֹת הַחַמָּה הָאֲחֵרוֹת הַבָּאוֹת עלֵינוּ לְשָׁלוֹם, שְׂמֵחִים בְּבִנְיַן עִירֶךָ וְשָׂשִׂים בַּעֲבוֹדָתֶךָ, וְתֶן לָנוּ חַיִּים אֲרוּכִים טוֹבִים וּמְתֻקָּנִים, חיִּים שֶׁל שָׁלוֹם, <text:s/>חַיִּים שֶׁל בְּרָכָה, <text:s/>חַיִּים שֶׁל <text:s/>טוֹבָה, <text:s text:c="2"/>חַיִּים שֶׁל פַּרְנָסָה <text:s/>טוֹבָה, חַיִּים שֶׁל חִלּוּץ עֲצָמוֹת, <text:s/>חַיִּים שֶׁיֵּשׁ בָּהֶם יִרְאַת חֵטְא, <text:s/>חַיִּים שֶׁאֵין בָּהֶם בּוּשָׁה וּכְּלִימָה, <text:s/>חַיִּים שֶׁל עָשָׂר וְכָבוֹד לַאבוֹדָתֶךָ וּלְיִרְאָתֶךָ, חַיִּים שֶׁתְּהֵא בְּנוֹ אַהֲבַת תּוֹרָה וְיִרְאַת שָׁמַיִם לִשְׁמָהּ, חַיִּים שֶתְּמַלֵּא מִשְׁאֲלוֹת לִבֵּנוּ לטוֹבָה לַעֲבוֹדָתֶךָ וּלְיִרְאָתֶךָ, וּתְזַכֵּנוּ לִרְאוֹת פְּנֵי מְשִׁיחֶךָ, וּתְקַיֵם בְּנוֹ מִקְרָא שֶׁכָּתוּבַּ עַל יְדֵי נְבִיאֶךָ׃ וְהָיָה אוֹר הַלְּבָנָה כְּאוֹר הַחַמָּה וְאוֹר הַחַמָּה יִהְיֶה שִׁבְעָתַיִם כְּאוֹר שִׁבְעַת הַיָּמִים בְּיוֹם חֲבֹשׁ יְהוָה אֶת שֶׁבֶר עַמּוֹ וּמַחַץ מַכָּתוֹ יִרְפָּא׃ וּבֶן דָּוִד יָבוֹא וְיִגְאָלֵנוּ בִּמְהֵרָה בְיָמֵינוּ, אמֵן כֵן יִהְי רְצוֹן.</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achlieli CLM1" svg:font-family="'Nachlieli CLM'"/>
    <style:font-face style:name="arial" svg:font-family="arial"/>
    <style:font-face style:name="David CLM1" svg:font-family="'David CLM'" style:font-pitch="variable"/>
    <style:font-face style:name="David CLM" svg:font-family="'David CL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Nachlieli CLM" svg:font-family="'Nachlieli CLM'"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Nachlieli CLM"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Nachlieli CLM" style:font-size-complex="24pt" style:font-weight-complex="bold"/>
    </style:style>
    <style:style style:name="Brachot_20_HaShachar" style:display-name="Brachot HaShachar" style:family="paragraph" style:parent-style-name="Standard">
      <style:paragraph-properties fo:margin-left="0.508cm" fo:margin-right="0cm" fo:margin-top="0cm" fo:margin-bottom="0cm" fo:text-align="end" fo:text-align-last="center" style:justify-single-word="false" fo:text-indent="-0.508cm" style:auto-text-indent="false">
        <style:tab-stops/>
      </style:paragraph-properties>
    </style:style>
    <style:style style:name="Adon_20_Olam" style:display-name="Adon Olam" style:family="paragraph" style:parent-style-name="Standard">
      <style:paragraph-properties fo:text-align="end" fo:text-align-last="center" style:justify-single-word="false">
        <style:tab-stops>
          <style:tab-stop style:position="0cm"/>
          <style:tab-stop style:position="7.62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_20_Hebrew" style:display-name="Default Hebrew" style:family="text">
      <style:text-properties style:font-size-asian="10.5pt" style:font-name-complex="David CLM" style:font-size-complex="16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rl-tb" style:footnote-max-height="0cm">
        <style:columns fo:column-count="2" fo:column-gap="0.099cm">
          <style:column style:rel-width="32767*" fo:start-indent="0cm" fo:end-indent="0.049cm"/>
          <style:column style:rel-width="32768*" fo:start-indent="0.04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n Bloom</meta:initial-creator>
    <meta:creation-date>2009-02-22T19:34:43</meta:creation-date>
    <dc:date>2009-03-25T11:27:49</dc:date>
    <dc:creator>Ken Bloom</dc:creator>
    <meta:editing-duration>PT03H11M23S</meta:editing-duration>
    <meta:editing-cycles>8</meta:editing-cycles>
    <meta:generator>OpenOffice.org/3.0$Linux OpenOffice.org_project/300m15$Build-9379</meta:generator>
    <meta:document-statistic meta:table-count="0" meta:image-count="0" meta:object-count="0" meta:page-count="2" meta:paragraph-count="21" meta:word-count="1269" meta:character-count="9577"/>
    <meta:user-defined meta:name="Info 1"/>
    <meta:user-defined meta:name="Info 2"/>
    <meta:user-defined meta:name="Info 3"/>
    <meta:user-defined meta:name="Info 4"/>
  </office:meta>
</office:document-meta>
</file>